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1A00000463F8E4E2983AFC280F.png" manifest:media-type="image/png"/>
  <manifest:file-entry manifest:full-path="Pictures/1003CC6D0000ADBC00011AE04EE1B55C9837070A.svg" manifest:media-type="image/svg+xml"/>
  <manifest:file-entry manifest:full-path="Pictures/1000000000000546000007087544D473244CF975.png" manifest:media-type="image/png"/>
  <manifest:file-entry manifest:full-path="Pictures/100000010000031A0000046305C16FAC8D47E0F1.png" manifest:media-type="image/png"/>
  <manifest:file-entry manifest:full-path="Pictures/10000001000003860000022ABBA2010C7221A081.png" manifest:media-type="image/png"/>
  <manifest:file-entry manifest:full-path="Pictures/100037B6000179220000E79D481129D9F7107274.svg" manifest:media-type="image/svg+xml"/>
  <manifest:file-entry manifest:full-path="Pictures/100000010000022A000003860EA9E56D2D394548.png" manifest:media-type="image/png"/>
  <manifest:file-entry manifest:full-path="Pictures/1000000000000BB80000020DA682A058AE32DA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4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-color="#dddddd" draw:textarea-vertical-align="middle" draw:auto-grow-height="false" fo:min-height="1.099cm" fo:min-width="0.00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345cm" loext:decorative="false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28cm" svg:stroke-color="#000000" draw:marker-start-width="0.243cm" draw:marker-end-width="0.243cm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svg:stroke-width="0.081cm" svg:stroke-color="#000000" draw:marker-start-width="0.321cm" draw:marker-end="Linienspitzen_20_2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67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83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609cm" loext:decorative="false"/>
      <style:paragraph-properties style:writing-mode="lr-tb"/>
    </style:style>
    <style:style style:name="gr13" style:family="graphic" style:parent-style-name="Objekt_20_ohne_20_Füllung_20_und_20_Linie">
      <style:graphic-properties draw:stroke="none" draw:fill="none" draw:opacity="45%" draw:textarea-horizontal-align="center" draw:textarea-vertical-align="middle" draw:color-mode="standard" draw:luminance="0%" draw:contrast="0%" draw:gamma="100%" draw:red="0%" draw:green="0%" draw:blue="0%" fo:clip="rect(0cm, 0cm, 0cm, 0cm)" draw:image-opacity="15%" style:mirror="none" loext:decorative="false"/>
    </style:style>
    <style:style style:name="gr14" style:family="graphic" style:parent-style-name="standard">
      <style:graphic-properties draw:stroke="none" draw:fill-color="#dddddd" draw:opacity="45%" draw:textarea-vertical-align="middle" draw:auto-grow-height="false" fo:min-height="1.099cm" fo:min-width="0.005cm" fo:wrap-option="wrap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35cm" svg:stroke-color="#999999" draw:marker-start-width="0.253cm" draw:marker-end-width="0.253cm" draw:fill="none" draw:opacity="100%" draw:textarea-vertical-align="middle" fo:padding-top="0.143cm" fo:padding-bottom="0.143cm" fo:padding-left="0.268cm" fo:padding-right="0.268cm" loext:decorative="false"/>
    </style:style>
    <style:style style:name="gr16" style:family="graphic" style:parent-style-name="standard">
      <style:graphic-properties svg:stroke-width="0.035cm" svg:stroke-color="#999999" draw:marker-start-width="0.252cm" draw:marker-end-width="0.252cm" draw:fill="solid" draw:fill-color="#000000" draw:opacity="100%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17" style:family="graphic" style:parent-style-name="objectwithoutfill">
      <style:graphic-properties svg:stroke-width="0.028cm" svg:stroke-color="#999999" draw:marker-start-width="0.243cm" draw:marker-end-width="0.243cm" draw:fill="none" draw:opacity="100%" draw:textarea-vertical-align="middle" fo:padding-top="0.14cm" fo:padding-bottom="0.14cm" fo:padding-left="0.265cm" fo:padding-right="0.265cm" loext:decorative="false"/>
    </style:style>
    <style:style style:name="gr18" style:family="graphic" style:parent-style-name="standard">
      <style:graphic-properties draw:stroke="solid" svg:stroke-color="#d4ea6b" draw:stroke-linejoin="round" draw:fill="gradient" draw:fill-gradient-name="Gradient_20_5" draw:opacity="39%" draw:textarea-horizontal-align="justify" draw:textarea-vertical-align="middle" draw:auto-grow-height="false" fo:min-height="0.75cm" fo:min-width="21.4cm" loext:decorative="false"/>
    </style:style>
    <style:style style:name="gr1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034cm, 0cm, 5.19cm, 0cm)" draw:image-opacity="100%" style:mirror="none" loext:decorative="false"/>
    </style:style>
    <style:style style:name="gr2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0cm, 18.225cm, 0cm)" draw:image-opacity="100%" style:mirror="none" loext:decorative="false"/>
    </style:style>
    <style:style style:name="gr21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 style:writing-mode="lr-tb"/>
    </style:style>
    <style:style style:name="P3" style:family="paragraph">
      <loext:graphic-properties draw:fill="none" draw:fill-color="#ffffff"/>
      <style:text-properties fo:color="#666666" loext:opacity="100%" style:font-name="Arial" fo:font-size="10.5pt" style:font-size-asian="10.5pt" style:font-size-complex="10.5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Arial" fo:font-size="10.5pt" style:font-size-asian="10.5pt" style:font-size-complex="10.5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666666" loext:opacity="100%" style:font-name="Arial" fo:font-style="italic"/>
    </style:style>
    <style:style style:name="P9" style:family="paragraph">
      <loext:graphic-properties draw:fill="none" draw:opacity="45%"/>
      <style:paragraph-properties fo:text-align="center"/>
    </style:style>
    <style:style style:name="P10" style:family="paragraph">
      <loext:graphic-properties draw:fill-color="#dddddd" draw:opacity="45%"/>
      <style:paragraph-properties fo:text-align="center" style:writing-mode="lr-tb"/>
    </style:style>
    <style:style style:name="P11" style:family="paragraph">
      <loext:graphic-properties draw:fill="none" draw:opacity="100%"/>
      <style:paragraph-properties fo:text-align="center"/>
    </style:style>
    <style:style style:name="P12" style:family="paragraph">
      <loext:graphic-properties draw:fill="solid" draw:fill-color="#000000" draw:opacity="100%"/>
      <style:paragraph-properties fo:text-align="center"/>
    </style:style>
    <style:style style:name="P13" style:family="paragraph">
      <loext:graphic-properties draw:fill="gradient" draw:fill-gradient-name="Gradient_20_5" draw:opacity="39%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color="#666666" loext:opacity="100%" style:font-name="Arial" fo:font-size="4.40000009536743pt" style:font-size-asian="4.40000009536743pt" style:font-size-complex="4.40000009536743pt"/>
    </style:style>
    <style:style style:name="T2" style:family="text">
      <style:text-properties style:font-name="Arial" fo:font-size="10.5pt" style:font-size-asian="10.5pt" style:font-size-complex="10.5pt"/>
    </style:style>
    <style:style style:name="T3" style:family="text">
      <style:text-properties fo:color="#666666" loext:opacity="100%" style:font-name="Arial" fo:font-size="11pt" fo:font-style="italic" style:font-size-asian="11pt" style:font-size-complex="11pt"/>
    </style:style>
    <style:style style:name="T4" style:family="text">
      <style:text-properties fo:color="#666666" loext:opacity="100%" style:text-position="-8% 58%" style:font-name="Arial" fo:font-size="11pt" fo:font-style="italic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4.4cm" svg:height="3.605cm" svg:x="0.627cm" svg:y="3.765cm">
          <draw:image xlink:href="Pictures/1000000000000BB80000020DA682A058AE32DA87.png" xlink:type="simple" xlink:show="embed" xlink:actuate="onLoad" draw:mime-type="image/png">
            <text:p/>
          </draw:image>
        </draw:frame>
        <draw:g draw:style-name="gr2">
          <draw:frame draw:style-name="gr3" draw:text-style-name="P1" draw:layer="layout" svg:width="5.704cm" svg:height="7.606cm" svg:x="10.243cm" svg:y="7.894cm">
            <draw:image xlink:href="Pictures/1000000000000546000007087544D473244CF975.png" xlink:type="simple" xlink:show="embed" xlink:actuate="onLoad" draw:mime-type="image/png">
              <text:p/>
            </draw:image>
          </draw:frame>
          <draw:custom-shape draw:style-name="gr4" draw:text-style-name="P2" draw:layer="layout" svg:width="0.778cm" svg:height="2.153cm" draw:transform="rotate (-1.5707963267949) translate (13.947cm 11.8cm)">
            <text:p/>
            <draw:enhanced-geometry draw:mirror-horizontal="false" draw:mirror-vertical="false" draw:text-areas="4000 ?f1 ?f5 ?f2" draw:glue-points="0 10800 21600 10800 ?f0 0 ?f0 21600" draw:type="mso-spt100" draw:modifiers="15876.9538410265 4033.26669332267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3" draw:text-style-name="P1" draw:layer="layout" svg:width="1.227cm" svg:height="1.999cm" svg:x="12.345cm" svg:y="12.115cm">
            <draw:image xlink:href="Pictures/1003CC6D0000ADBC00011AE04EE1B55C9837070A.svg" xlink:type="simple" xlink:show="embed" xlink:actuate="onLoad" draw:mime-type="image/svg+xml">
              <text:p/>
            </draw:image>
            <draw:image xlink:href="Pictures/100000010000022A000003860EA9E56D2D394548.png" xlink:type="simple" xlink:show="embed" xlink:actuate="onLoad" draw:mime-type="image/png"/>
          </draw:frame>
          <draw:frame draw:style-name="gr5" draw:text-style-name="P3" draw:layer="layout" svg:width="0.845cm" svg:height="0.425cm" svg:x="12.481cm" svg:y="11.901cm">
            <draw:text-box>
              <text:p><text:span text:style-name="T1">iSSF</text:span></text:p>
            </draw:text-box>
          </draw:frame>
        </draw:g>
        <draw:g draw:style-name="gr2">
          <draw:line draw:style-name="gr6" draw:text-style-name="P1" draw:layer="layout" svg:x1="13.096cm" svg:y1="4.123cm" svg:x2="13.096cm" svg:y2="7.2cm">
            <text:p/>
          </draw:line>
          <draw:custom-shape draw:style-name="gr7" draw:text-style-name="P4" draw:layer="layout" svg:width="0.072cm" svg:height="0.072cm" svg:x="13.064cm" svg:y="7.1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3.1cm" svg:y1="7.186cm" svg:x2="10.514cm" svg:y2="9.496cm">
            <text:p/>
          </draw:line>
          <draw:line draw:style-name="gr8" draw:text-style-name="P1" draw:layer="layout" svg:x1="13.1cm" svg:y1="7.186cm" svg:x2="15.668cm" svg:y2="8.633cm">
            <text:p/>
          </draw:line>
          <draw:line draw:style-name="gr8" draw:text-style-name="P1" draw:layer="layout" svg:x1="13.1cm" svg:y1="7.186cm" svg:x2="12.228cm" svg:y2="8.637cm">
            <text:p/>
          </draw:line>
          <draw:line draw:style-name="gr8" draw:text-style-name="P1" draw:layer="layout" svg:x1="13.1cm" svg:y1="7.186cm" svg:x2="13.958cm" svg:y2="9.496cm">
            <text:p/>
          </draw:line>
        </draw:g>
        <draw:line draw:style-name="gr9" draw:text-style-name="P1" draw:layer="layout" svg:x1="2.927cm" svg:y1="4.2cm" svg:x2="25.427cm" svg:y2="4.2cm">
          <text:p/>
        </draw:line>
        <draw:frame draw:style-name="gr10" draw:text-style-name="P6" draw:layer="layout" svg:width="3.173cm" svg:height="1.073cm" svg:x="24.827cm" svg:y="3.8cm">
          <draw:text-box>
            <text:p text:style-name="P5"><text:span text:style-name="T2">Time</text:span></text:p>
            <text:p text:style-name="P5"><text:span text:style-name="T2">(day of the </text:span><text:span text:style-name="T2">year)</text:span></text:p>
          </draw:text-box>
        </draw:frame>
        <draw:frame draw:style-name="gr11" draw:text-style-name="P8" draw:layer="layout" svg:width="3.335cm" svg:height="0.683cm" svg:x="16.427cm" svg:y="9.517cm">
          <draw:text-box>
            <text:p text:style-name="P7"><text:span text:style-name="T3">Covariate-</text:span><text:span text:style-name="T3">Stack</text:span><text:span text:style-name="T4">t</text:span></text:p>
          </draw:text-box>
        </draw:frame>
        <draw:frame draw:style-name="gr12" draw:text-style-name="P8" draw:layer="layout" svg:width="4.109cm" svg:height="0.683cm" svg:x="16.427cm" svg:y="13.2cm">
          <draw:text-box>
            <text:p text:style-name="P7"><text:span text:style-name="T3">Redistributi</text:span><text:span text:style-name="T3">on Kernel</text:span></text:p>
          </draw:text-box>
        </draw:frame>
        <draw:frame draw:style-name="gr13" draw:text-style-name="P9" draw:layer="layout" svg:width="5.704cm" svg:height="7.606cm" svg:x="3.223cm" svg:y="7.886cm">
          <draw:image xlink:href="Pictures/1000000000000546000007087544D473244CF975.png" xlink:type="simple" xlink:show="embed" xlink:actuate="onLoad" draw:mime-type="image/png">
            <text:p/>
          </draw:image>
        </draw:frame>
        <draw:custom-shape draw:style-name="gr14" draw:text-style-name="P10" draw:layer="layout" svg:width="0.778cm" svg:height="2.153cm" draw:transform="rotate (-1.5707963267949) translate (6.927cm 11.792cm)">
          <text:p/>
          <draw:enhanced-geometry draw:mirror-horizontal="false" draw:mirror-vertical="false" draw:text-areas="4000 ?f1 ?f5 ?f2" draw:glue-points="0 10800 21600 10800 ?f0 0 ?f0 21600" draw:type="mso-spt100" draw:modifiers="15876.9538410265 4033.2666933226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 draw:style-name="gr2">
          <draw:line draw:style-name="gr15" draw:text-style-name="P11" draw:layer="layout" svg:x1="6.076cm" svg:y1="4.115cm" svg:x2="6.076cm" svg:y2="7.192cm">
            <text:p/>
          </draw:line>
          <draw:custom-shape draw:style-name="gr16" draw:text-style-name="P12" draw:layer="layout" svg:width="0.072cm" svg:height="0.072cm" svg:x="6.044cm" svg:y="7.1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1" draw:layer="layout" svg:x1="6.08cm" svg:y1="7.178cm" svg:x2="3.494cm" svg:y2="9.488cm">
            <text:p/>
          </draw:line>
          <draw:line draw:style-name="gr17" draw:text-style-name="P11" draw:layer="layout" svg:x1="6.08cm" svg:y1="7.178cm" svg:x2="8.648cm" svg:y2="8.625cm">
            <text:p/>
          </draw:line>
          <draw:line draw:style-name="gr17" draw:text-style-name="P11" draw:layer="layout" svg:x1="6.08cm" svg:y1="7.178cm" svg:x2="5.208cm" svg:y2="8.629cm">
            <text:p/>
          </draw:line>
          <draw:line draw:style-name="gr17" draw:text-style-name="P11" draw:layer="layout" svg:x1="6.08cm" svg:y1="7.178cm" svg:x2="6.938cm" svg:y2="9.488cm">
            <text:p/>
          </draw:line>
        </draw:g>
        <draw:custom-shape draw:style-name="gr18" draw:text-style-name="P13" draw:layer="layout" svg:width="21.9cm" svg:height="1cm" svg:x="2.927cm" svg:y="2.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882cm" svg:height="1.77cm" svg:x="11.71cm" svg:y="2.392cm">
          <draw:image xlink:href="Pictures/100037B6000179220000E79D481129D9F7107274.svg" xlink:type="simple" xlink:show="embed" xlink:actuate="onLoad" draw:mime-type="image/svg+xml">
            <text:p/>
          </draw:image>
          <draw:image xlink:href="Pictures/10000001000003860000022ABBA2010C7221A081.png" xlink:type="simple" xlink:show="embed" xlink:actuate="onLoad" draw:mime-type="image/png"/>
        </draw:frame>
        <draw:frame draw:style-name="gr19" draw:text-style-name="P1" draw:layer="layout" svg:width="8.304cm" svg:height="3.355cm" svg:x="2.427cm" svg:y="0.41cm">
          <draw:image xlink:href="Pictures/100000010000031A00000463F8E4E2983AFC280F.png" xlink:type="simple" xlink:show="embed" xlink:actuate="onLoad" draw:mime-type="image/png">
            <text:p/>
          </draw:image>
        </draw:frame>
        <draw:frame draw:style-name="gr20" draw:text-style-name="P1" draw:layer="layout" svg:width="8.3cm" svg:height="3.35cm" svg:x="17.626cm" svg:y="0.25cm">
          <draw:image xlink:href="Pictures/100000010000031A0000046305C16FAC8D47E0F1.png" xlink:type="simple" xlink:show="embed" xlink:actuate="onLoad" draw:mime-type="image/png">
            <text:p/>
          </draw:image>
        </draw:fram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5" draw:display-name="Gradient 5" draw:style="linear" draw:start-color="#5eb91e" draw:end-color="#ffde59" draw:start-intensity="100%" draw:end-intensity="100%" draw:angle="30deg" draw:border="0%">
      <loext:gradient-stop svg:offset="0" loext:color-type="rgb" loext:color-value="#5eb91e"/>
      <loext:gradient-stop svg:offset="1" loext:color-type="rgb" loext:color-value="#ffde59"/>
    </draw:gradient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Hofmann</meta:initial-creator>
    <meta:creation-date>2023-11-10T15:40:03.376097662</meta:creation-date>
    <dc:date>2023-12-01T18:24:25.686634305</dc:date>
    <dc:creator>David Hofmann</dc:creator>
    <meta:editing-duration>PT6H44M33S</meta:editing-duration>
    <meta:editing-cycles>32</meta:editing-cycles>
    <meta:generator>LibreOffice/7.6.2.1$Linux_X86_64 LibreOffice_project/60$Build-1</meta:generator>
    <meta:document-statistic meta:object-count="53"/>
  </office:meta>
</office:document-meta>
</file>